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o_5f_Biblia">
      <style:text-properties officeooo:paragraph-rsid="024c49c9"/>
    </style:style>
    <style:style style:name="P24" style:family="paragraph" style:parent-style-name="Footnote">
      <style:text-properties officeooo:rsid="023b7747" officeooo:paragraph-rsid="02444133"/>
    </style:style>
    <style:style style:name="P25" style:family="paragraph" style:parent-style-name="Footnote">
      <style:text-properties officeooo:rsid="0242b6ac" officeooo:paragraph-rsid="0244d9b3"/>
    </style:style>
    <style:style style:name="P26" style:family="paragraph" style:parent-style-name="Text_20_body">
      <style:text-properties officeooo:rsid="02615cb5" officeooo:paragraph-rsid="0265266a"/>
    </style:style>
    <style:style style:name="P27" style:family="paragraph" style:parent-style-name="Text_20_body">
      <style:text-properties officeooo:rsid="09179ca7" officeooo:paragraph-rsid="026640bb"/>
    </style:style>
    <style:style style:name="P28" style:family="paragraph" style:parent-style-name="Text_20_body">
      <style:text-properties officeooo:rsid="090f7112" officeooo:paragraph-rsid="026640bb"/>
    </style:style>
    <style:style style:name="P29" style:family="paragraph" style:parent-style-name="Text_20_body">
      <style:text-properties officeooo:paragraph-rsid="026640bb"/>
    </style:style>
    <style:style style:name="P30" style:family="paragraph" style:parent-style-name="Heading_20_2">
      <style:text-properties officeooo:paragraph-rsid="024c49c9"/>
    </style:style>
    <style:style style:name="P31" style:family="paragraph" style:parent-style-name="Heading_20_2">
      <style:text-properties officeooo:paragraph-rsid="0253b35e"/>
    </style:style>
    <style:style style:name="P32" style:family="paragraph" style:parent-style-name="Heading_20_2">
      <style:text-properties officeooo:paragraph-rsid="0265266a"/>
    </style:style>
    <style:style style:name="P33" style:family="paragraph" style:parent-style-name="Heading_20_2">
      <style:text-properties officeooo:paragraph-rsid="026640bb"/>
    </style:style>
    <style:style style:name="P34" style:family="paragraph" style:parent-style-name="Heading_20_1">
      <style:text-properties officeooo:rsid="06ce5d66" officeooo:paragraph-rsid="0265266a"/>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23">Entonces ellos contaban las cosas que les habían acontecido en el camino, y cómo había sido conocido de ellos al partir el pan. Y entre tanto que ellos hablaban estas cosas, él se puso en medio de ellos, y les dijo: Paz á vosotros.</text:p>
      <text:p text:style-name="P23">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23">Y en diciendo esto, les mostró las manos y los pies.</text:p>
      <text:p text:style-name="P23">Y no creyéndolo aún ellos de gozo, y maravillados, díjoles: ¿Tenéis aquí algo de comer? Entonces ellos le presentaron parte de un pez asado, y un panal de miel. Y él tomó, y comió delante de ellos.</text:p>
      <text:p text:style-name="P23">Y él les dijo: Estas son las palabras que os hablé, estando aún con vosotros: que era necesario que se cumpliesen todas las cosas que están escritas de mí en la ley de Moisés, y en los profetas, y en los salmos. </text:p>
      <text:p text:style-name="P23">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23">Y vosotros sois testigos de estas cosas.</text:p>
      <text:p text:style-name="P23">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24">Lucas 24:35-49</text:p></text:note-body></text:note></text:span></text:p>
      <text:p text:style-name="P23">Empero Tomás, uno de los doce, que se dice el Dídimo, no estaba con ellos cuando Jesús vino.</text:p>
      <text:p text:style-name="P23"><text:soft-page-break/>Dijéronle pues los otros discípulos: Al Señor hemos visto. Y él les dijo: Si no viere en sus manos la señal de los clavos, y metiere mi dedo en el lugar de los clavos, y metiere mi mano en su costado, no creeré.</text:p>
      <text:p text:style-name="P23">Y ocho días después, estaban otra vez sus discípulos dentro, y con ellos Tomás. Vino Jesús, las puertas cerradas, y púsose en medio, y dijo: Paz á vosotros.</text:p>
      <text:p text:style-name="P23">Luego dice á Tomás: Mete tu dedo aquí, y ve mis manos: y alarga acá tu mano, y métela en mi costado: y no seas incrédulo, sino fiel.</text:p>
      <text:p text:style-name="P23">Entonces Tomás respondió, y díjole: Señor mío, y Dios mío!</text:p>
      <text:p text:style-name="P23">Dícele Jesús: Porque me has visto, Tomás, creiste: bienaventurados los que no vieron y creyeron.</text:p>
      <text:p text:style-name="P23">Y también hizo Jesús muchas otras señales en presencia de sus discípulos, que no están escritas en este libro.</text:p>
      <text:p text:style-name="P23">Estas empero son escritas, para que creáis que Jesús es el Cristo, el Hijo de Dios; y para que creyendo, tengáis vida en su nombre.<text:span text:style-name="T9"><text:note text:id="ftn2" text:note-class="footnote"><text:note-citation>2</text:note-citation><text:note-body><text:p text:style-name="P25">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30"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13"><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31"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34" text:outline-level="1">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text:span><text:soft-page-break/><text:span text:style-name="Bible_5f_text">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text:soft-page-break/>los no creyentes. Cristiano es el diminutivo de cristo, así el cristiano es un cristo pequeño. Y vivir como Yeshua vivió es justamente lo que empieza a suceder en un 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32" text:outline-level="2">Identidad.</text:h>
      <text:p text:style-name="P26"/>
      <text:h text:style-name="P33" text:outline-level="2">Lógica.</text:h>
      <text:p text:style-name="P29"><text:span text:style-name="T20">La palabra “lógica” deriva del griego “logiké”, que a su vez deriva del griego “logos”. Logos es el vocablo G3056 </text:span><text:span text:style-name="T20"><text:note text:id="ftn302"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303"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8">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8"><text:span text:style-name="T22">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span></text:p>
      <text:p text:style-name="P27"><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304" text:note-class="footnote"><text:note-citation>6</text:note-citation><text:note-body><text:p text:style-name="Footnote"><text:s/>https://en.wikipedia.org/wiki/Satisfiability_modulo_theories</text:p></text:note-body></text:note></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3T15:41:30.623625285</dc:date>
    <meta:editing-duration>P2DT18H24M8S</meta:editing-duration>
    <meta:editing-cycles>535</meta:editing-cycles>
    <meta:generator>LibreOffice/6.0.7.3$Linux_X86_64 LibreOffice_project/00m0$Build-3</meta:generator>
    <dc:creator>Jose Luis Quiroga</dc:creator>
    <meta:document-statistic meta:table-count="0" meta:image-count="0" meta:object-count="0" meta:page-count="7" meta:paragraph-count="67" meta:word-count="2187" meta:character-count="12689" meta:non-whitespace-character-count="10554"/>
  </office:meta>
</office:document-meta>
</file>